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58706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706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1048" calcext:value-type="float">
            <text:p>75.4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706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706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706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8192" calcext:value-type="float">
            <text:p>74.6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706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8824" calcext:value-type="float">
            <text:p>73.6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706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706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706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706</text:p>
          </table:table-cell>
          <table:table-cell office:value-type="string" calcext:value-type="string">
            <text:p>201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7728" calcext:value-type="float">
            <text:p>71.7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706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8272" calcext:value-type="float">
            <text:p>71.5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706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8504" calcext:value-type="float">
            <text:p>71.0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706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706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0528" calcext:value-type="float">
            <text:p>71.2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706</text:p>
          </table:table-cell>
          <table:table-cell office:value-type="string" calcext:value-type="string">
            <text:p>201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8706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8504" calcext:value-type="float">
            <text:p>67.2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